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68f" officeooo:paragraph-rsid="000dd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Я узнал что у меня,</text:p>
      <text:p text:style-name="P1">Есть огромная семья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2T15:46:38.440000000</dc:date>
    <meta:editing-duration>PT33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" meta:word-count="8" meta:character-count="41" meta:non-whitespace-character-count="35"/>
  </office:meta>
</office:document-meta>
</file>